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ar hasGroupsSizeX = function(deck) {</text:p>
      <text:p text:style-name="Standard">let obj = {}</text:p>
      <text:p text:style-name="Standard">if(deck.length == 1) return false <text:s text:c="3"/></text:p>
      <text:p text:style-name="Standard"><text:s text:c="4"/>for(let i=0; i&lt; deck.length; i++){</text:p>
      <text:p text:style-name="Standard"><text:s text:c="6"/>let item = deck[i]</text:p>
      <text:p text:style-name="Standard"><text:s text:c="6"/>obj[item] = (obj[item] | 0) + 1</text:p>
      <text:p text:style-name="Standard">}</text:p>
      <text:p text:style-name="Standard">let occurance = Object.values(obj)</text:p>
      <text:p text:style-name="Standard">let d = occurance.every(function(x,i,a) { <text:s/></text:p>
      <text:p text:style-name="Standard"><text:s text:c="2"/>return x === a[0]</text:p>
      <text:p text:style-name="Standard">}) <text:s/></text:p>
      <text:p text:style-name="Standard"/>
      <text:p text:style-name="Standard">if(d) {return true} </text:p>
      <text:p text:style-name="Standard">if (occurance.every((x,i,a) =&gt; a[i] % 3 == 0) ) return true <text:s/></text:p>
      <text:p text:style-name="Standard">if (occurance.every((x,i,a) =&gt; a[i] % 5 == 0)) <text:s/>return <text:s/>true </text:p>
      <text:p text:style-name="Standard">if (occurance.every((x,i,a) =&gt; a[i] % 2 == 0)) <text:s/>return <text:s/>true </text:p>
      <text:p text:style-name="Standard"><text:s text:c="4"/></text:p>
      <text:p text:style-name="Standard">return false</text:p>
      <text:p text:style-name="Standard">}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8-02T11:59:14.251000000</dc:date>
    <meta:editing-duration>PT57S</meta:editing-duration>
    <meta:editing-cycles>3</meta:editing-cycles>
    <meta:document-statistic meta:table-count="0" meta:image-count="0" meta:object-count="0" meta:page-count="1" meta:paragraph-count="18" meta:word-count="82" meta:character-count="507" meta:non-whitespace-character-count="403"/>
  </office:meta>
</office:document-meta>
</file>